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36d71" style:font-size-asian="12pt" style:font-weight-asian="normal" style:font-size-complex="12pt" style:font-weight-complex="normal"/>
    </style:style>
    <style:style style:name="P60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1756f7"/>
    </style:style>
    <style:style style:name="P72" style:family="paragraph" style:parent-style-name="Text_20_body">
      <style:text-properties officeooo:rsid="02e82a24" officeooo:paragraph-rsid="001756f7" style:font-size-asian="12pt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rsid="02e82a24" officeooo:paragraph-rsid="00bb0ca2" style:font-size-asian="12pt"/>
    </style:style>
    <style:style style:name="P81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2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83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9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1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9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636d71"/>
    </style:style>
    <style:style style:name="T181" style:family="text">
      <style:text-properties officeooo:rsid="0264fa82"/>
    </style:style>
    <style:style style:name="T182" style:family="text">
      <style:text-properties officeooo:rsid="024c22ce"/>
    </style:style>
    <style:style style:name="T183" style:family="text">
      <style:text-properties officeooo:rsid="024fe32b"/>
    </style:style>
    <style:style style:name="T184" style:family="text">
      <style:text-properties fo:font-style="italic" officeooo:rsid="024fe32b" style:font-style-asian="italic" style:font-style-complex="italic"/>
    </style:style>
    <style:style style:name="T185" style:family="text">
      <style:text-properties officeooo:rsid="02509dc7"/>
    </style:style>
    <style:style style:name="T186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8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9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90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91" style:family="text">
      <style:text-properties officeooo:rsid="038d9d4d"/>
    </style:style>
    <style:style style:name="T192" style:family="text">
      <style:text-properties officeooo:rsid="038dd9cf"/>
    </style:style>
    <style:style style:name="T193" style:family="text">
      <style:text-properties officeooo:rsid="0025668c"/>
    </style:style>
    <style:style style:name="T194" style:family="text">
      <style:text-properties fo:font-weight="normal" style:font-weight-asian="normal" style:font-weight-complex="normal"/>
    </style:style>
    <style:style style:name="T1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6" style:family="text">
      <style:text-properties fo:font-weight="normal" officeooo:rsid="01e97238" style:font-weight-asian="normal" style:font-weight-complex="normal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0" style:family="text">
      <style:text-properties fo:font-style="normal" style:font-style-asian="normal" style:font-style-complex="normal"/>
    </style:style>
    <style:style style:name="T201" style:family="text">
      <style:text-properties officeooo:rsid="00bb3130"/>
    </style:style>
    <style:style style:name="T202" style:family="text">
      <style:text-properties officeooo:rsid="00bc8fae"/>
    </style:style>
    <style:style style:name="T203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04" style:family="text">
      <style:text-properties officeooo:rsid="021c40b7"/>
    </style:style>
    <style:style style:name="T205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6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/>
        </text:list-item>
      </text:list>
      <text:p text:style-name="P57">b) An integrated third-party API announces a breaking change or depr<text:span text:style-name="T180">e</text:span>cation:</text:p>
      <text:list text:style-name="L4">
        <text:list-item>
          <text:p text:style-name="P59">Any risks resulting from the changes or deprecation will be mitigated <text:span text:style-name="T181">by the implementation of a circuit breaker pattern </text:span></text:p>
        </text:list-item>
      </text:list>
      <text:p text:style-name="P57"/>
      <text:p text:style-name="P57">c) A third-party service <text:span text:style-name="T182">(a data processor)</text:span> suffers a data breach:</text:p>
      <text:list text:style-name="L5">
        <text:list-item>
          <text:p text:style-name="P60">In line with <text:span text:style-name="T183">article 33(1) </text:span><text:span text:style-name="T184">(GDPR, 2018)</text:span>, Information Commisioner’s Office will be notified without undue delay, <text:span text:style-name="T185">or, when that is not possible, within 72 hours.</text:span></text:p>
        </text:list-item>
        <text:list-item>
          <text:p text:style-name="P61"><text:soft-page-break/>Data subjects will be notified without undue delay in line with article 34(1) (<text:span text:style-name="T3">GDPR, 2018).</text:span></text:p>
        </text:list-item>
        <text:list-item>
          <text:p text:style-name="P62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6"/>
      <text:p text:style-name="P66"/>
      <text:p text:style-name="P66"/>
      <text:p text:style-name="P67"/>
      <text:p text:style-name="P24"/>
      <text:p text:style-name="P24"/>
      <text:list text:style-name="WWNum5">
        <text:list-item text:start-value="1">
          <text:p text:style-name="P68">Currently hosted on a single VPS (Virtual Private Server) running Ubuntu, with a PostgreSQL database on the same machine. The VPS costs the charity approximately £25/month.</text:p>
        </text:list-item>
        <text:list-item>
          <text:p text:style-name="P6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9"/>
      <text:p text:style-name="P24"/>
      <text:p text:style-name="P70">References</text:p>
      <text:p text:style-name="P71"><text:span text:style-name="Strong_20_Emphasis"><text:span text:style-name="T186">GD</text:span></text:span><text:span text:style-name="Strong_20_Emphasis"><text:span text:style-name="T187">P</text:span></text:span><text:span text:style-name="Strong_20_Emphasis"><text:span text:style-name="T186">R</text:span></text:span><text:span text:style-name="T188"> (</text:span>2018<text:span text:style-name="T188">) </text:span><text:span text:style-name="Emphasis"><text:span text:style-name="T188">General Data Protection Regulation.</text:span></text:span><text:span text:style-name="T188"> Available at: </text:span><text:a xlink:type="simple" xlink:href="https://gdpr-info.eu/" text:style-name="Internet_20_link" text:visited-style-name="Visited_20_Internet_20_Link"><text:span text:style-name="T188">https://gdpr-info.eu/</text:span></text:a><text:span text:style-name="T188"> (</text:span><text:span text:style-name="T189">Accessed: </text:span><text:span text:style-name="T190">5 </text:span><text:span text:style-name="T189"><text:s/></text:span><text:span text:style-name="T190">May</text:span><text:span text:style-name="T189"> 2026</text:span><text:span text:style-name="T188">).</text:span></text:p>
      <text:p text:style-name="P72"><text:span text:style-name="Strong_20_Emphasis">Data Protection Act 2018</text:span> (2018) <text:span text:style-name="Emphasis">c.12.</text:span> London: The Stationery Office. <text:span text:style-name="T191">Available at: </text:span><text:a xlink:type="simple" xlink:href="https://www.legislation.gov.uk/ukpga/2018/12" text:style-name="Internet_20_link" text:visited-style-name="Visited_20_Internet_20_Link"><text:span text:style-name="T191">https://www.legislation.gov.uk/ukpga/2018/12</text:span></text:a><text:span text:style-name="T191"> </text:span><text:span text:style-name="T192">(Accessed: </text:span><text:span text:style-name="T193">5 May</text:span><text:span text:style-name="T192"> 2026).</text:span></text:p>
      <text:p text:style-name="P7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2">Accessed: </text:span><text:span text:style-name="T193">5</text:span><text:span text:style-name="T192"> </text:span><text:span text:style-name="T193">May</text:span><text:span text:style-name="T192"> 2026</text:span>).</text:p>
      <text:p text:style-name="P74">National Cyber Security Centre <text:span text:style-name="T194">(2021) </text:span><text:span text:style-name="T195">Top tips for staying secure online.</text:span><text:span text:style-name="T194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4">https://www.ncsc.gov.uk/collection/top-tips-for-staying-secure-online/always-back-up-your-most-important-data#section_3</text:span></text:a><text:span text:style-name="T194"> (Accessed 5 May 2026).</text:span></text:p>
      <text:p text:style-name="P75">National Cyber Security Centre <text:span text:style-name="T194">(2024) </text:span><text:span text:style-name="T195">Vulnerability management</text:span><text:span text:style-name="T194">. Available at: </text:span><text:a xlink:type="simple" xlink:href="https://www.ncsc.gov.uk/collection/vulnerability-management" text:style-name="Internet_20_link" text:visited-style-name="Visited_20_Internet_20_Link"><text:span text:style-name="T194">https://www.ncsc.gov.uk/collection/vulnerability-management</text:span></text:a><text:span text:style-name="T194"> </text:span><text:span text:style-name="T196">(Accessed: 6 May 2026).</text:span></text:p>
      <text:p text:style-name="P76"><text:soft-page-break/><text:span text:style-name="T197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7">Rubber Duck Debugging <text:span text:style-name="T194">(n.d.) </text:span><text:span text:style-name="T195">Debugging Software with a Rubber Ducky. </text:span><text:span text:style-name="T198">Available at: </text:span><text:a xlink:type="simple" xlink:href="https://rubberduckdebugging.com/" text:style-name="Internet_20_link" text:visited-style-name="Visited_20_Internet_20_Link"><text:span text:style-name="T198">https://rubberduckdebugging.com/</text:span></text:a><text:span text:style-name="T198"> (Accessed: 5 May 2026)</text:span></text:p>
      <text:p text:style-name="P78"><text:span text:style-name="T199">Luka Netzler, Brian Lovell</text:span><text:span text:style-name="T200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9">Christoph Bamberg, Julia Reinchenberger, Jens Blechert <text:span text:style-name="T194">(2025) </text:span><text:span text:style-name="T195">Stable cognitive performance while adapting to intermittent fasting: A randomised controlled trial</text:span><text:span text:style-name="T198">. Available at: </text:span><text:a xlink:type="simple" xlink:href="https://journals.sagepub.com/doi/10.1177/13591053251351204" text:style-name="Internet_20_link" text:visited-style-name="Visited_20_Internet_20_Link"><text:span text:style-name="T198">https://journals.sagepub.com/doi/10.1177/13591053251351204</text:span></text:a><text:span text:style-name="T198"> (Accessed: 5 May 2026).</text:span></text:p>
      <text:p text:style-name="P80"><text:span text:style-name="Strong_20_Emphasis">Information Commissioner’s Office (ICO)</text:span> (2024<text:span text:style-name="T201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2">Accessed: </text:span><text:span text:style-name="T202">5 May </text:span><text:span text:style-name="T192">2026</text:span>).</text:p>
      <text:p text:style-name="P80"/>
      <text:p text:style-name="P81">Sam LI <text:span text:style-name="T194">(2024) </text:span><text:span text:style-name="T195">Ma</text:span><text:span text:style-name="T195">stering Third-Party Integrations: Strategies for Reliable, Secure, and Scalable API Management. </text:span><text:span text:style-name="T203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03">https://wslisam.medium.com/mastering-third-party-integrations-strategies-for-reliable-secure-and-scalable-api-management-97ebfb83f7b8</text:span></text:a><text:span text:style-name="T203"> (Accessed: 6 May 2026)</text:span></text:p>
      <text:p text:style-name="P82"/>
      <text:p text:style-name="P83">Dominik H Pesta, Varman T Samuel <text:span text:style-name="T194">(2014) </text:span><text:span text:style-name="T195">A high-protein diet for reducing body fat: mechanisms and possible caveats.</text:span><text:span text:style-name="T194"> Available at: </text:span><text:a xlink:type="simple" xlink:href="https://link.springer.com/article/10.1186/1743-7075-11-53" text:style-name="Internet_20_link" text:visited-style-name="Visited_20_Internet_20_Link"><text:span text:style-name="T194">https://link.springer.com/article/10.1186/1743-7075-11-53</text:span></text:a><text:span text:style-name="T194"> (Accessed: 5 May 2026).</text:span></text:p>
      <text:p text:style-name="P84"/>
      <text:p text:style-name="P85">Craig A. Williamson, Jari J. Morganti, Hannah E. Smithson <text:span text:style-name="T194">(2023) </text:span><text:span text:style-name="T195">Bright-light distractions and visual performance</text:span><text:span text:style-name="T194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4">https://www.frontiersin.org/journals/psychology/articles/10.3389/fpsyg.2023.1088975/full</text:span></text:a><text:span text:style-name="T194"> (Accessed: 5 May 2026).</text:span></text:p>
      <text:p text:style-name="P86"/>
      <text:p text:style-name="P87">Ning Ding, Daniel Wagner, Xiaomeng Chen, Abhinav Pathak, Y. Charlie Hu, Andrew Rice <text:span text:style-name="T194">(2013) </text:span><text:span text:style-name="T195">Characterizing and modeling the impact of wireless signal strength on smartphone battery drain. </text:span><text:span text:style-name="T198">Available at: </text:span><text:a xlink:type="simple" xlink:href="https://dl.acm.org/doi/10.1145/2494232.2466586" text:style-name="Internet_20_link" text:visited-style-name="Visited_20_Internet_20_Link"><text:span text:style-name="T198">https://dl.acm.org/doi/10.1145/2494232.2466586</text:span></text:a><text:span text:style-name="T198"> (Accessed: 5 May 2026)</text:span></text:p>
      <text:p text:style-name="P88"/>
      <text:p text:style-name="P89">The Postman Team <text:span text:style-name="T194">(2025) </text:span><text:span text:style-name="T195">What are HTTP status codes? Complete Guide for API Developers</text:span><text:span text:style-name="T194">. Available at: </text:span><text:a xlink:type="simple" xlink:href="https://blog.postman.com/what-are-http-status-codes/" text:style-name="Internet_20_link" text:visited-style-name="Visited_20_Internet_20_Link"><text:span text:style-name="T194">https://blog.postman.com/what-are-http-status-codes/</text:span></text:a><text:span text:style-name="T194"> (Accessed: 6 May 2026)</text:span></text:p>
      <text:p text:style-name="P90"/>
      <text:p text:style-name="P91">Ubuntu <text:span text:style-name="T194">(n.d.) </text:span><text:span text:style-name="T195">Vulnerability management tools in Ubuntu.</text:span><text:span text:style-name="T198"> Available at: </text:span><text:a xlink:type="simple" xlink:href="https://ubuntu.com/security/vulnerability-management" text:style-name="Internet_20_link" text:visited-style-name="Visited_20_Internet_20_Link"><text:span text:style-name="T198">https://ubuntu.com/security/vulnerability-management</text:span></text:a><text:span text:style-name="T198"> (Accessed: 6 May 2026)</text:span></text:p>
      <text:p text:style-name="P92"/>
      <text:p text:style-name="P93">Trevor Atkins <text:span text:style-name="T194">(2002) </text:span><text:span text:style-name="T195">Create a Lightweight Testing Framework. </text:span><text:span text:style-name="T194">Available at: </text:span><text:a xlink:type="simple" xlink:href="https://thinktesting.com/articles/a-lightweight-testing-framework/" text:style-name="Internet_20_link" text:visited-style-name="Visited_20_Internet_20_Link"><text:span text:style-name="T194">https://thinktesting.com/articles/a-lightweight-testing-framework/</text:span></text:a><text:span text:style-name="T194"> (Accessed: 6 May 2026)</text:span></text:p>
      <text:p text:style-name="P94"/>
      <text:p text:style-name="P95">CESG <text:span text:style-name="T194">(2014) </text:span><text:span text:style-name="T195">Implementing the cloud security principles. </text:span><text:span text:style-name="T194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4">https://www.gov.uk/government/publications/implementing-the-cloud-security-principles/implementing-the-cloud-security-principles</text:span></text:a><text:span text:style-name="T194"> (Accessed: 6 May 2026)</text:span></text:p>
      <text:p text:style-name="P96"/>
      <text:p text:style-name="P96"/>
      <text:p text:style-name="P97"><text:span text:style-name="T197">Dirk Merkel</text:span> (<text:span text:style-name="T204">2014</text:span>) <text:span text:style-name="T3">Docker: Lightweight Linux Containers for Consistent Development and</text:span></text:p>
      <text:p text:style-name="P98">Deployment. <text:span text:style-name="T200">Available at: </text:span><text:a xlink:type="simple" xlink:href="https://www.seltzer.com/margo/teaching/CS508.19/papers/merkel14.pdf" text:style-name="Internet_20_link" text:visited-style-name="Visited_20_Internet_20_Link"><text:span text:style-name="T200">https://www.seltzer.com/margo/teaching/CS508.19/papers/merkel14.pdf</text:span></text:a><text:span text:style-name="T200"> (Accessed: 6 May 2026)</text:span></text:p>
      <text:p text:style-name="P97"/>
      <text:p text:style-name="P99">Orca <text:span text:style-name="T194">(n.d.) </text:span><text:span text:style-name="T195">Patch Management. </text:span><text:span text:style-name="T194">Available at: </text:span><text:a xlink:type="simple" xlink:href="https://orca.security/glossary/patch-management/" text:style-name="Internet_20_link" text:visited-style-name="Visited_20_Internet_20_Link"><text:span text:style-name="T194">https://orca.security/glossary/patch-management/</text:span></text:a><text:span text:style-name="T194"> (Accessed: 6 May 2026)</text:span></text:p>
      <text:p text:style-name="P100"/>
      <text:p text:style-name="P101">Mak Ulac <text:span text:style-name="T194">(2026)</text:span><text:span text:style-name="T195"> </text:span><text:span text:style-name="T205">Top Linux Vulnerability Scanners in 2026: A Guide to Open-Source Security Tools</text:span><text:span text:style-name="T194">. Available at: </text:span><text:a xlink:type="simple" xlink:href="https://linuxsecurity.com/features/top-6-vulnerability-scanning-tools" text:style-name="Internet_20_link" text:visited-style-name="Visited_20_Internet_20_Link"><text:span text:style-name="T194">https://linuxsecurity.com/features/top-6-vulnerability-scanning-tools</text:span></text:a><text:span text:style-name="T194"> (Accessed: 6 May 2026)</text:span></text:p>
      <text:p text:style-name="P102"/>
      <text:p text:style-name="P103">Greenbone <text:span text:style-name="T194">(n.d.) </text:span><text:span text:style-name="T195">OPENVAS by Greenbone. </text:span><text:span text:style-name="T206">Available at: </text:span><text:a xlink:type="simple" xlink:href="https://www.openvas.org/" text:style-name="Internet_20_link" text:visited-style-name="Visited_20_Internet_20_Link"><text:span text:style-name="T206">https://www.openvas.org/</text:span></text:a><text:span text:style-name="T206"> (Accessed: 6 May 2026).</text:span></text:p>
      <text:p text:style-name="P104"/>
      <text:p text:style-name="P104"/>
      <text:p text:style-name="P104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3:42.697939907</dc:date>
    <meta:editing-duration>PT15H3M15S</meta:editing-duration>
    <meta:editing-cycles>459</meta:editing-cycles>
    <meta:document-statistic meta:table-count="0" meta:image-count="0" meta:object-count="0" meta:page-count="7" meta:paragraph-count="87" meta:word-count="2375" meta:character-count="16864" meta:non-whitespace-character-count="14573"/>
  </office:meta>
</office:document-meta>
</file>